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Calibri" fo:font-size="11pt" fo:language="en" fo:country="US" fo:font-weight="bold" style:font-size-asian="11pt" style:font-size-complex="11pt"/>
    </style:style>
    <style:style style:name="P2" style:family="paragraph" style:parent-style-name="Text_20_body">
      <style:paragraph-properties fo:line-height="100%"/>
      <style:text-properties style:font-name="Calibri" fo:font-size="11pt" fo:language="en" fo:country="US" style:font-size-asian="11pt" style:font-size-complex="11pt"/>
    </style:style>
    <style:style style:name="P3" style:family="paragraph" style:parent-style-name="Text_20_body">
      <style:paragraph-properties fo:line-height="100%"/>
      <style:text-properties style:font-name="Calibri" fo:font-size="11pt" style:font-size-asian="11pt" style:font-size-complex="11pt"/>
    </style:style>
    <style:style style:name="P4" style:family="paragraph" style:parent-style-name="Standard">
      <style:paragraph-properties fo:line-height="100%"/>
      <style:text-properties style:font-name="Calibri" fo:font-size="11pt" style:font-size-asian="11pt" style:font-size-complex="11pt"/>
    </style:style>
    <style:style style:name="P5" style:family="paragraph" style:parent-style-name="Text_20_body">
      <style:paragraph-properties fo:margin-left="0in" fo:margin-right="0in" fo:line-height="100%" fo:text-indent="-0.25in" style:auto-text-indent="false"/>
      <style:text-properties style:font-name="Calibri" fo:font-size="11pt" fo:language="en" fo:country="US" style:font-size-asian="11pt" style:font-size-complex="11pt"/>
    </style:style>
    <style:style style:name="P6" style:family="paragraph" style:parent-style-name="Text_20_body" style:list-style-name="L1">
      <style:paragraph-properties fo:line-height="100%"/>
      <style:text-properties style:font-name="Calibri" fo:font-size="11pt" fo:language="en" fo:country="US" officeooo:paragraph-rsid="0009f30a" style:font-size-asian="11pt" style:font-size-complex="11pt"/>
    </style:style>
    <style:style style:name="P7" style:family="paragraph" style:parent-style-name="Text_20_body" style:list-style-name="L2">
      <style:paragraph-properties fo:line-height="100%"/>
      <style:text-properties style:font-name="Calibri" fo:font-size="11pt" fo:language="en" fo:country="US" officeooo:paragraph-rsid="0009f30a" style:font-size-asian="11pt" style:font-size-complex="11pt"/>
    </style:style>
    <style:style style:name="P8" style:family="paragraph" style:parent-style-name="Text_20_body" style:list-style-name="L3">
      <style:paragraph-properties fo:line-height="100%"/>
      <style:text-properties style:font-name="Calibri" fo:font-size="11pt" fo:language="en" fo:country="US" officeooo:paragraph-rsid="0009f30a" style:font-size-asian="11pt" style:font-size-complex="11pt"/>
    </style:style>
    <style:style style:name="P9" style:family="paragraph" style:parent-style-name="Text_20_body" style:list-style-name="L4">
      <style:paragraph-properties fo:line-height="100%"/>
      <style:text-properties style:font-name="Calibri" fo:font-size="11pt" fo:language="en" fo:country="US" officeooo:paragraph-rsid="0009f30a" style:font-size-asian="11pt" style:font-size-complex="11pt"/>
    </style:style>
    <style:style style:name="P10" style:family="paragraph" style:parent-style-name="Text_20_body">
      <style:paragraph-properties fo:line-height="100%"/>
      <style:text-properties style:font-name="Calibri" fo:font-size="11pt" fo:language="en" fo:country="US" officeooo:paragraph-rsid="0013dab3" style:font-size-asian="11pt" style:font-size-complex="11pt"/>
    </style:style>
    <style:style style:name="P11" style:family="paragraph" style:parent-style-name="Text_20_body" style:list-style-name="L3">
      <style:paragraph-properties fo:line-height="100%"/>
      <style:text-properties style:font-name="Calibri" fo:font-size="11pt" fo:language="en" fo:country="US" officeooo:rsid="000dd380" officeooo:paragraph-rsid="000dd380" style:font-size-asian="11pt" style:font-size-complex="11pt"/>
    </style:style>
    <style:style style:name="P12" style:family="paragraph" style:parent-style-name="Text_20_body" style:list-style-name="L4">
      <style:paragraph-properties fo:line-height="100%"/>
      <style:text-properties style:font-name="Calibri" fo:font-size="11pt" fo:language="en" fo:country="US" officeooo:rsid="000f82f2" officeooo:paragraph-rsid="000f82f2" style:font-size-asian="11pt" style:font-size-complex="11pt"/>
    </style:style>
    <style:style style:name="P13" style:family="paragraph" style:parent-style-name="Text_20_body" style:list-style-name="L1">
      <style:paragraph-properties fo:line-height="100%"/>
      <style:text-properties style:font-name="Calibri" fo:font-size="11pt" fo:language="en" fo:country="US" fo:font-style="italic" officeooo:paragraph-rsid="0009f30a" style:font-size-asian="11pt" style:font-size-complex="11pt"/>
    </style:style>
    <style:style style:name="P14" style:family="paragraph" style:parent-style-name="Text_20_body" style:list-style-name="L3">
      <style:paragraph-properties fo:line-height="100%"/>
      <style:text-properties style:font-name="Calibri" fo:font-size="11pt" fo:language="en" fo:country="US" fo:font-style="italic" officeooo:paragraph-rsid="0009f30a" style:font-size-asian="11pt" style:font-size-complex="11pt"/>
    </style:style>
    <style:style style:name="P15" style:family="paragraph" style:parent-style-name="Text_20_body" style:list-style-name="L1">
      <style:paragraph-properties fo:line-height="100%"/>
      <style:text-properties fo:language="en" fo:country="US" officeooo:paragraph-rsid="0009f30a"/>
    </style:style>
    <style:style style:name="T1" style:family="text">
      <style:text-properties fo:language="en" fo:country="US" fo:font-style="italic"/>
    </style:style>
    <style:style style:name="T2" style:family="text">
      <style:text-properties fo:language="en" fo:country="US" fo:font-style="italic" fo:font-weight="bold"/>
    </style:style>
    <style:style style:name="T3" style:family="text">
      <style:text-properties style:font-name="Calibri" fo:font-size="11pt" style:font-size-asian="11pt" style:font-size-complex="11pt"/>
    </style:style>
    <style:style style:name="T4" style:family="text">
      <style:text-properties officeooo:rsid="000d3b1c"/>
    </style:style>
    <style:style style:name="T5" style:family="text">
      <style:text-properties officeooo:rsid="000d506a"/>
    </style:style>
    <style:style style:name="T6" style:family="text">
      <style:text-properties officeooo:rsid="000e586b"/>
    </style:style>
    <style:style style:name="T7" style:family="text">
      <style:text-properties officeooo:rsid="0009f30a"/>
    </style:style>
    <style:style style:name="T8" style:family="text">
      <style:text-properties fo:font-weight="bold" officeooo:rsid="0009f30a" style:font-weight-asian="bold" style:font-weight-complex="bold"/>
    </style:style>
    <style:style style:name="T9" style:family="text">
      <style:text-properties officeooo:rsid="00114d95"/>
    </style:style>
    <style:style style:name="T10" style:family="text">
      <style:text-properties officeooo:rsid="0012b7c9"/>
    </style:style>
    <style:style style:name="T11" style:family="text">
      <style:text-properties officeooo:rsid="0013dab3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erature research – practical, duration between 1h and 1.5h</text:p>
      <text:p text:style-name="P3"/>
      <text:p text:style-name="P3"><text:span text:style-name="T2">Goal:</text:span> <text:span text:style-name="T1">this practical exercise demonstrates typical steps involved in searching and organizing literature. </text:span></text:p>
      <text:p text:style-name="P2">First of all, before we start searching papers, let’s start Jabref, so that we can save our search results in a literature database.</text:p>
      <text:list xml:id="list3345173000248861392" text:style-name="L1">
        <text:list-item>
          <text:p text:style-name="P6">Open a VPN connection</text:p>
        </text:list-item>
        <text:list-item>
          <text:p text:style-name="P15"><text:span text:style-name="T3">Open jabref</text:span></text:p>
        </text:list-item>
        <text:list-item>
          <text:p text:style-name="P6">Give your database a name and save it (remember to save on a usb stick <text:span text:style-name="T4">at</text:span> the end if you want to keep the file)</text:p>
        </text:list-item>
        <text:list-item>
          <text:p text:style-name="P13">Tutors will help with problems and demonstrate how to import a paper into Jabref from ISI, google scholar, and directly from the journal website</text:p>
        </text:list-item>
      </text:list>
      <text:p text:style-name="P3"/>
      <text:p text:style-name="P2">Imagine you want to find out about „Ecosystem services“. You want to find the most relevant (relevant = highly cited, important for the field), and the most recent papers on this topic.</text:p>
      <text:list xml:id="list2163057374352659852" text:style-name="L2">
        <text:list-item>
          <text:p text:style-name="P7">Use ISI Web of Knowledge to find</text:p>
          <text:list>
            <text:list-item>
              <text:p text:style-name="P7">The 5 most cited papers ever on this topic</text:p>
            </text:list-item>
            <text:list-item>
              <text:p text:style-name="P7">Browse titles to find what seems to you the most relevant papers of the last two years, judging from title, journal and citations so far</text:p>
            </text:list-item>
          </text:list>
        </text:list-item>
      </text:list>
      <text:list xml:id="list2988579643766372177" text:style-name="L3">
        <text:list-item>
          <text:p text:style-name="P8">Do the same in google scholar <text:span text:style-name="T5">(all papers and the last 2 years)</text:span>, and add papers <text:span text:style-name="T4">t</text:span>o your database if <text:span text:style-name="T4">they are</text:span> not in there yet</text:p>
        </text:list-item>
        <text:list-item>
          <text:p text:style-name="P11">Did you find the same papers? <text:span text:style-name="T6">Which papers seem more relevant to you?</text:span></text:p>
        </text:list-item>
        <text:list-item>
          <text:p text:style-name="P14">Tutors will give some additional hints about how to search for papers in jabref and organize papers by keywords / groups</text:p>
        </text:list-item>
      </text:list>
      <text:p text:style-name="P2">Now, to demonstrate how a literature database is used while writing a scientific text, </text:p>
      <text:list xml:id="list4335103111646975874" text:style-name="L4">
        <text:list-item>
          <text:p text:style-name="P12">Close Jabref, and open it again <text:span text:style-name="T9">in </text:span><text:span text:style-name="T8">32 bit mode </text:span>following the instructions <text:span text:style-name="T7">of </text:span><text:a xlink:type="simple" xlink:href="https://github.com/florianhartig/ResearchSkills/tree/master/Labs/LiteratureResearch" text:style-name="Internet_20_link" text:visited-style-name="Visited_20_Internet_20_Link"><text:span text:style-name="T7">this page</text:span></text:a> <text:span text:style-name="T7">(</text:span>Background – annoyingly, <text:span text:style-name="T7">connecting Jabref with Open/ Libre Office </text:span>currently <text:span text:style-name="T7">only works when both programs are running in 32 or 64 bit</text:span>)</text:p>
        </text:list-item>
        <text:list-item>
          <text:p text:style-name="P9">Open the <text:span text:style-name="T10">libre office writer</text:span> on your computer, and save a new document</text:p>
        </text:list-item>
        <text:list-item>
          <text:p text:style-name="P9">In Jabref, open Tools/Open office connection</text:p>
        </text:list-item>
        <text:list-item>
          <text:p text:style-name="P9">Click on the connect button, and if it doesn’t work, locate your open office directory and put it into manual connect (second button to the left)</text:p>
        </text:list-item>
        <text:list-item>
          <text:p text:style-name="P9">Now, you can use cite to push a reference to open office, write a mock text and use this feature</text:p>
        </text:list-item>
        <text:list-item>
          <text:p text:style-name="P9">Your reference list is created at the end of the document if you press the circular arrow button</text:p>
        </text:list-item>
      </text:list>
      <text:p text:style-name="P10"/>
      <text:p text:style-name="P10"><text:span text:style-name="T11">Don't worry too much if the last step doesn't work, it's a bit tricky due to the computer system here, and it's just a demonstration - the connection of your writing program with JabRef will be more convenient with LaTeX, which you will use to write your article next week!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10:30:57.221000000</meta:creation-date>
    <dc:date>2015-10-19T16:40:16.910126000</dc:date>
    <meta:editing-duration>PT21M45S</meta:editing-duration>
    <meta:editing-cycles>15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22" meta:word-count="432" meta:character-count="2345" meta:non-whitespace-character-count="1947"/>
  </office:meta>
</office:document-meta>
</file>